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1T11:16:08.994000000</dc:date>
    <meta:editing-duration>PT39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0.6.2$Windows_X86_64 LibreOffice_project/0c292870b25a325b5ed35f6b45599d2ea4458e77</meta:generator>
  </office:meta>
</office:document-meta>
</file>